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1828" officeooo:paragraph-rsid="0006182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6900d" officeooo:paragraph-rsid="0006900d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06900d"/>
    </style:style>
    <style:style style:name="P4" style:family="paragraph" style:parent-style-name="Standard">
      <style:paragraph-properties fo:text-align="justify" style:justify-single-word="false"/>
      <style:text-properties officeooo:paragraph-rsid="000d7333"/>
    </style:style>
    <style:style style:name="P5" style:family="paragraph" style:parent-style-name="Standard" style:list-style-name="L3">
      <style:paragraph-properties fo:text-align="justify" style:justify-single-word="false"/>
      <style:text-properties officeooo:paragraph-rsid="000d7333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06900d" officeooo:paragraph-rsid="0006900d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07bc42" officeooo:paragraph-rsid="0006900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7bc42" officeooo:paragraph-rsid="0007bc42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08bb57" officeooo:paragraph-rsid="0008bb5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8bb57" officeooo:paragraph-rsid="0008bb57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officeooo:rsid="0008bb57" officeooo:paragraph-rsid="000a64d9" style:font-weight-asian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weight="normal" officeooo:rsid="0008bb57" officeooo:paragraph-rsid="0008bb57" style:font-weight-asian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font-weight="normal" officeooo:rsid="000d7333" officeooo:paragraph-rsid="000d7333" style:font-weight-asian="normal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font-weight="normal" officeooo:rsid="000dcb31" officeooo:paragraph-rsid="000dcb31" style:font-weight-asian="normal" style:font-weight-complex="normal"/>
    </style:style>
    <style:style style:name="P15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0.75in"/>
        </style:tab-stops>
      </style:paragraph-properties>
      <style:text-properties fo:font-weight="normal" officeooo:rsid="000dcb31" officeooo:paragraph-rsid="000dcb31" style:font-weight-asian="normal" style:font-weight-complex="normal"/>
    </style:style>
    <style:style style:name="P16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weight="normal" officeooo:rsid="000dcb31" officeooo:paragraph-rsid="000dcb31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weight="bold" officeooo:rsid="0006900d" officeooo:paragraph-rsid="0006900d" style:font-weight-asian="bold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font-weight="bold" officeooo:rsid="0006900d" officeooo:paragraph-rsid="000b868a" style:font-weight-asian="bold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fo:font-weight="bold" officeooo:rsid="0007bc42" officeooo:paragraph-rsid="0007bc42" style:font-weight-asian="bold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fo:font-weight="bold" officeooo:rsid="0008bb57" officeooo:paragraph-rsid="0008bb57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0a64d9" officeooo:paragraph-rsid="000a64d9" style:font-weight-asian="bold" style:font-weight-complex="bold"/>
    </style:style>
    <style:style style:name="P22" style:family="paragraph" style:parent-style-name="Standard" style:list-style-name="L3">
      <style:paragraph-properties fo:text-align="justify" style:justify-single-word="false"/>
      <style:text-properties fo:font-weight="bold" officeooo:rsid="000d7333" officeooo:paragraph-rsid="000d7333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0d7333" officeooo:paragraph-rsid="000d7333" style:font-weight-asian="bold" style:font-weight-complex="bold"/>
    </style:style>
    <style:style style:name="P24" style:family="paragraph" style:parent-style-name="Standard" style:list-style-name="L3">
      <style:paragraph-properties fo:text-align="justify" style:justify-single-word="false"/>
      <style:text-properties fo:font-weight="bold" officeooo:rsid="000dcb31" officeooo:paragraph-rsid="000dcb31" style:font-weight-asian="bold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07bc42" officeooo:paragraph-rsid="000a64d9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07bc42" officeooo:paragraph-rsid="000b868a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08bb57" officeooo:paragraph-rsid="000a64d9"/>
    </style:style>
    <style:style style:name="P28" style:family="paragraph" style:parent-style-name="Standard" style:list-style-name="L9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dcb31" officeooo:paragraph-rsid="000dcb31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weight="bold" officeooo:rsid="000dcb31" officeooo:paragraph-rsid="000dcb31" style:font-weight-asian="bold" style:font-weight-complex="bold"/>
    </style:style>
    <style:style style:name="P30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0dcb31" officeooo:paragraph-rsid="000dcb31" style:font-weight-asian="bold" style:font-weight-complex="bold"/>
    </style:style>
    <style:style style:name="T1" style:family="text">
      <style:text-properties fo:font-weight="bold" officeooo:rsid="0006900d" style:font-weight-asian="bold" style:font-weight-complex="bold"/>
    </style:style>
    <style:style style:name="T2" style:family="text">
      <style:text-properties fo:font-weight="bold" officeooo:rsid="000d733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900d" style:font-weight-asian="normal" style:font-weight-complex="normal"/>
    </style:style>
    <style:style style:name="T5" style:family="text">
      <style:text-properties fo:font-weight="normal" officeooo:rsid="0007bc42" style:font-weight-asian="normal" style:font-weight-complex="normal"/>
    </style:style>
    <style:style style:name="T6" style:family="text">
      <style:text-properties fo:font-weight="normal" officeooo:rsid="0008bb57" style:font-weight-asian="normal" style:font-weight-complex="normal"/>
    </style:style>
    <style:style style:name="T7" style:family="text">
      <style:text-properties fo:font-weight="normal" officeooo:rsid="000a64d9" style:font-weight-asian="normal" style:font-weight-complex="normal"/>
    </style:style>
    <style:style style:name="T8" style:family="text">
      <style:text-properties fo:font-weight="normal" officeooo:rsid="000b868a" style:font-weight-asian="normal" style:font-weight-complex="normal"/>
    </style:style>
    <style:style style:name="T9" style:family="text">
      <style:text-properties fo:font-weight="normal" officeooo:rsid="000c8da2" style:font-weight-asian="normal" style:font-weight-complex="normal"/>
    </style:style>
    <style:style style:name="T10" style:family="text">
      <style:text-properties fo:font-weight="normal" officeooo:rsid="000d7333" style:font-weight-asian="normal" style:font-weight-complex="normal"/>
    </style:style>
    <style:style style:name="T11" style:family="text">
      <style:text-properties officeooo:rsid="0007bc42"/>
    </style:style>
    <style:style style:name="T12" style:family="text">
      <style:text-properties officeooo:rsid="000a64d9"/>
    </style:style>
    <style:style style:name="T13" style:family="text">
      <style:text-properties officeooo:rsid="000b868a"/>
    </style:style>
    <style:style style:name="T14" style:family="text">
      <style:text-properties officeooo:rsid="000c8da2"/>
    </style:style>
    <style:style style:name="T15" style:family="text">
      <style:text-properties officeooo:rsid="000d7333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učaj upotrebe: Registracija novih korisnika</text:p>
      <text:p text:style-name="P1"/>
      <text:list xml:id="list282301578608661688" text:style-name="L1">
        <text:list-item>
          <text:p text:style-name="P3"><text:span text:style-name="T1">Kratak opis: </text:span><text:span text:style-name="T4">Registracija novih </text:span><text:span text:style-name="T8">kupaca</text:span><text:span text:style-name="T4"> za kupovinu preko veb strane.</text:span></text:p>
          <text:p text:style-name="P6"/>
        </text:list-item>
        <text:list-item>
          <text:p text:style-name="P17">Učesnici:</text:p>
          <text:list>
            <text:list-header>
              <text:p text:style-name="P6"><text:span text:style-name="T13">Kupac</text:span> - <text:span text:style-name="T11">poziva</text:span> <text:span text:style-name="T15">referenta prodaje</text:span> zbog registracije</text:p>
              <text:p text:style-name="P6"><text:span text:style-name="T12">Referent prodaje</text:span> - unosi novog <text:span text:style-name="T13">kupca</text:span> u bazu kupaca</text:p>
            </text:list-header>
          </text:list>
        </text:list-item>
      </text:list>
      <text:p text:style-name="P2"/>
      <text:list xml:id="list233456135740805" text:continue-numbering="true" text:style-name="L1">
        <text:list-item>
          <text:p text:style-name="P18">Preduslovi: <text:span text:style-name="T8">Kupac </text:span><text:span text:style-name="T5">poziv</text:span><text:span text:style-name="T7">a</text:span><text:span text:style-name="T3"> </text:span><text:span text:style-name="T7">referenta prodaje</text:span><text:span text:style-name="T3"> u toku radnog vremena</text:span><text:span text:style-name="T5">,</text:span><text:span text:style-name="T6"> internet konekcija je stabilna,</text:span><text:span text:style-name="T5"> </text:span><text:span text:style-name="T7">referent prodaje</text:span><text:span text:style-name="T5"> je na svom radnom mestu</text:span><text:span text:style-name="T3">, baza kupaca je ispravna, </text:span><text:span text:style-name="T7">referent prodaje </text:span><text:span text:style-name="T3"><text:s/>je </text:span><text:span text:style-name="T5">u mogućnosti da kreira novog korisnika i da ga unese u bazu kupaca</text:span></text:p>
          <text:p text:style-name="P7"/>
        </text:list-item>
        <text:list-item>
          <text:p text:style-name="P19">Postuslovi: <text:span text:style-name="T3">Novi </text:span><text:span text:style-name="T8">kupac</text:span><text:span text:style-name="T3"> je unet u bazu kupaca</text:span></text:p>
        </text:list-item>
      </text:list>
      <text:p text:style-name="P8"/>
      <text:list xml:id="list233456173741692" text:continue-numbering="true" text:style-name="L1">
        <text:list-item>
          <text:p text:style-name="P19">Osnovni tok:</text:p>
          <text:list>
            <text:list-item>
              <text:p text:style-name="P26"><text:span text:style-name="T8">Kupac</text:span><text:span text:style-name="T3"> poziva </text:span><text:span text:style-name="T7">referenta prodaje</text:span></text:p>
            </text:list-item>
            <text:list-item>
              <text:p text:style-name="P26"><text:span text:style-name="T8">Kupac</text:span><text:span text:style-name="T3"> daje </text:span><text:span text:style-name="T7">referent</text:span><text:span text:style-name="T8">u</text:span><text:span text:style-name="T7"> prodaje</text:span><text:span text:style-name="T3"> svoje korisničko ime, lozinku, ime, prezime, </text:span><text:span text:style-name="T9">imejl</text:span><text:span text:style-name="T3"> adresu, broj telefona, datum rodjenja i adresu</text:span></text:p>
            </text:list-item>
            <text:list-item>
              <text:p text:style-name="P25"><text:span text:style-name="T7">Referent prodaje</text:span><text:span text:style-name="T3"> na osnovu prikupljenih podataka kreira novog </text:span><text:span text:style-name="T8">kupca</text:span><text:span text:style-name="T3">, popunjavanjem odgovarajuće forme</text:span></text:p>
            </text:list-item>
            <text:list-item>
              <text:p text:style-name="P27"><text:span text:style-name="T7">Referent prodaje</text:span><text:span text:style-name="T3"> unosi novog </text:span><text:span text:style-name="T8">kupca</text:span><text:span text:style-name="T3"> u bazu kupaca</text:span></text:p>
            </text:list-item>
            <text:list-item>
              <text:p text:style-name="P9">Automatski se šalje <text:span text:style-name="T14">imejl</text:span> potvrda <text:span text:style-name="T13">kupcu</text:span> da je unet u bazu i da može da koristi veb stranicu</text:p>
            </text:list-item>
          </text:list>
        </text:list-item>
      </text:list>
      <text:p text:style-name="P10"/>
      <text:list xml:id="list233456095915635" text:continue-numbering="true" text:style-name="L1">
        <text:list-item>
          <text:p text:style-name="P20">Alternativni tok:</text:p>
          <text:list>
            <text:list-header>
              <text:p text:style-name="P20">3: Nestanak struje:</text:p>
            </text:list-header>
          </text:list>
        </text:list-item>
      </text:list>
      <text:list xml:id="list7713701729610122285" text:style-name="L2">
        <text:list-item>
          <text:list>
            <text:list-item>
              <text:p text:style-name="P11"><text:span text:style-name="T12">Referent prodaje</text:span> upisuje odgovarajuće podatke na papir</text:p>
            </text:list-item>
            <text:list-item>
              <text:p text:style-name="P12">Nakon dolaska struje, slučaj upotrebe se nastavlja na koraku 3.</text:p>
            </text:list-item>
          </text:list>
        </text:list-item>
      </text:list>
      <text:p text:style-name="P29">4: U bazi postoji kupac sa identičnim korisničkim imenom</text:p>
      <text:list xml:id="list4999716128185683387" text:style-name="L6">
        <text:list-item>
          <text:p text:style-name="P15">Referent prodaje traži od kupca da izabre novo korisničko ime</text:p>
        </text:list-item>
        <text:list-item>
          <text:p text:style-name="P15">Slučaj upotrebe se nastavlja na koriaku 3.</text:p>
        </text:list-item>
      </text:list>
      <text:p text:style-name="P2"/>
      <text:p text:style-name="P2"/>
      <text:p text:style-name="P21">Slučaj upotrebe: Zaboravljena lozinka i (ili) korisničko ime</text:p>
      <text:p text:style-name="P21"/>
      <text:list xml:id="list6866004105805610164" text:style-name="L3">
        <text:list-item>
          <text:p text:style-name="P22">Kratak opis: <text:span text:style-name="T3">Procedura koju kupac obavlja u slučaju zaboravljene lozinke i (ili) korisničkog imena</text:span></text:p>
        </text:list-item>
      </text:list>
      <text:p text:style-name="P23"><text:span text:style-name="T3"/></text:p>
      <text:list xml:id="list233455845266842" text:continue-numbering="true" text:style-name="L3">
        <text:list-item>
          <text:p text:style-name="P22">Učesnici:</text:p>
          <text:list>
            <text:list-header>
              <text:p text:style-name="P22"><text:span text:style-name="T3">Kupac - poziva referenta prodaje zbog oporavka naloga</text:span></text:p>
              <text:p text:style-name="P22"><text:span text:style-name="T3">Referent prodaje - šalje odgovarajući imejl kupcu</text:span></text:p>
            </text:list-header>
          </text:list>
        </text:list-item>
      </text:list>
      <text:p text:style-name="P23"><text:span text:style-name="T3"/></text:p>
      <text:list xml:id="list233456531779955" text:continue-numbering="true" text:style-name="L3">
        <text:list-item>
          <text:p text:style-name="P5"><text:span text:style-name="T2">Preduslovi: </text:span><text:span text:style-name="T8">Kupac </text:span><text:span text:style-name="T5">poziv</text:span><text:span text:style-name="T7">a</text:span><text:span text:style-name="T4"> </text:span><text:span text:style-name="T7">referenta prodaje</text:span><text:span text:style-name="T4"> u toku radnog vremena</text:span><text:span text:style-name="T5">,</text:span><text:span text:style-name="T6"> internet konekcija je stabilna,</text:span><text:span text:style-name="T5"> </text:span><text:span text:style-name="T7">referent prodaje</text:span><text:span text:style-name="T5"> je na svom radnom mestu</text:span><text:span text:style-name="T4">, baza kupaca je ispravna, </text:span><text:span text:style-name="T7">referent prodaje </text:span><text:span text:style-name="T4"><text:s/>je </text:span><text:span text:style-name="T5">u mogućnosti da </text:span><text:span text:style-name="T10">pristupi bazi kupaca</text:span></text:p>
        </text:list-item>
      </text:list>
      <text:p text:style-name="P4"><text:span text:style-name="T10"/></text:p>
      <text:list xml:id="list233456430271611" text:continue-numbering="true" text:style-name="L3">
        <text:list-item>
          <text:p text:style-name="P22">Postulovi: <text:span text:style-name="T3">Poslat je imejl kupcu koji sadrži lozinku i korisničko ime</text:span></text:p>
        </text:list-item>
      </text:list>
      <text:p text:style-name="P23"><text:span text:style-name="T3"/></text:p>
      <text:list xml:id="list233456689223659" text:continue-numbering="true" text:style-name="L3">
        <text:list-item>
          <text:p text:style-name="P22">Osnovni tok:</text:p>
          <text:list>
            <text:list-item>
              <text:p text:style-name="P13">Kupac poziva refrenta prodaje</text:p>
            </text:list-item>
            <text:list-item>
              <text:p text:style-name="P13">Kupac daje referentu prodaje svoj broj telefona ili imejl adresu</text:p>
            </text:list-item>
            <text:list-item>
              <text:p text:style-name="P13">Referent prodaje na osnovu dobijenih podataka pretražuje bazu kupaca</text:p>
            </text:list-item>
            <text:list-item>
              <text:p text:style-name="P13"><text:soft-page-break/>Referent prodaje šalje imejl kupcu koji sadrži njegovu lozinku i korisničko ime</text:p>
              <text:p text:style-name="P13"/>
            </text:list-item>
          </text:list>
        </text:list-item>
        <text:list-item>
          <text:p text:style-name="P22">Alternativni tok:</text:p>
          <text:list>
            <text:list-header>
              <text:p text:style-name="P24">3a: Nestanak struje:</text:p>
            </text:list-header>
          </text:list>
        </text:list-item>
      </text:list>
      <text:list xml:id="list4823177801948438874" text:style-name="L4">
        <text:list-item>
          <text:list>
            <text:list-item>
              <text:p text:style-name="P14">Referent prodaje zapisuje dobijene podatke na papiru</text:p>
            </text:list-item>
            <text:list-item>
              <text:p text:style-name="P14">Nakon dolaska struje slučaj upotrebe se nastavlja na koraku 3.</text:p>
            </text:list-item>
          </text:list>
        </text:list-item>
      </text:list>
      <text:p text:style-name="P30">3b: Pretraga baze nije uspešna</text:p>
      <text:list xml:id="list4058191379213572138" text:style-name="L9">
        <text:list-item>
          <text:p text:style-name="P28">Referent prodaje obaveštava kupca da se ne nalazi u bazi kupaca</text:p>
        </text:list-item>
        <text:list-item>
          <text:p text:style-name="P16">Slučaj upotrebe se prekida ili kupac prelazi <text:s/>na slučaj upotrebe: "<text:span text:style-name="T16">Registracija novih korisnika</text:span>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9:11.118349827</meta:creation-date>
    <meta:generator>LibreOffice/5.1.6.2$Linux_X86_64 LibreOffice_project/10m0$Build-2</meta:generator>
    <dc:date>2017-11-11T23:34:55.052295115</dc:date>
    <meta:editing-duration>PT31M29S</meta:editing-duration>
    <meta:editing-cycles>6</meta:editing-cycles>
    <meta:document-statistic meta:table-count="0" meta:image-count="0" meta:object-count="0" meta:page-count="2" meta:paragraph-count="39" meta:word-count="389" meta:character-count="2440" meta:non-whitespace-character-count="2116"/>
  </office:meta>
</office:document-meta>
</file>